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loop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/>
          <table:table-cell table:number-columns-repeated="3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/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ow_and_column" table:style-name="ta1">
        <table:table-column table:style-name="co2" table:number-columns-repeated="6" table:default-cell-style-name="ce30"/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7"/>
          <table:table-cell table:style-name="ce29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table:style-name="ce12"/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a</text:p>
          </table:table-cell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named-expressions/>
      <table:database-ranges>
        <table:database-range table:name="__Anonymous_Sheet_DB__2" table:target-range-address="sorting_list.A2:sorting_list.C8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 style:data-style-name="N2" text:time-value="20:48:32.1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2-03T21:35:19.883000000</dc:date>
    <meta:editing-duration>PT22H53M7S</meta:editing-duration>
    <meta:editing-cycles>356</meta:editing-cycles>
    <meta:generator>LibreOffice/7.5.5.2$Windows_X86_64 LibreOffice_project/ca8fe7424262805f223b9a2334bc7181abbcbf5e</meta:generator>
    <meta:document-statistic meta:table-count="4" meta:cell-count="168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Main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Sub base___class_module_test_01___class_module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loop.xml><?xml version="1.0" encoding="utf-8"?>
<!DOCTYPE module  PUBLIC '-//OpenOffice.org//DTD OfficeDocument 1.0//EN'  'module.dtd'>
<script:module xmlns:script="http://openoffice.org/2000/script" script:name="base___loop" script:language="StarBasic" script:moduleType="normal">REM  *****  BASIC  *****

Option Explicit



' REF : https://wiki.documentfoundation.org/Documentation/BASIC_Guide



Sub base___loop___for_next

	Dim result_string as String : result_string = "for_next" &amp; Chr( 10 ) &amp; Chr( 10 )
	
	
	Dim i as Integer
	Dim j as Integer : j = 10
	
	
	'
	' For i = 0 to j 는 j &lt;= 10 과 같다.
	'
	For i = 0 to j
		result_string = result_string &amp; i &amp; " "
	Next i
	
	MsgBox( result_string )

End Sub



Sub base___loop___for_step_next

	Dim result_string as String : result_string = "for_step_next" &amp; Chr( 10 ) &amp; Chr( 10 )
	
	
	Dim i as Integer
	Dim j as Integer : j = 10
	
	
	'
	' For i = 0 to j 는 j &lt;= 10 과 같다.
	'
	For i = 0 To j step 2
		result_string = result_string &amp; i &amp; " "
	Next i
	
	MsgBox( result_string )

End Sub



Sub base___loop___while_wend

	Dim result_string as String : result_string = "while_wend" &amp; Chr( 10 ) &amp; Chr( 10 )
	
	
	Dim i as Integer
	Dim j as Integer : j = 10
	
	
	'
	'
	'
	While i &lt;= j
	
		result_string = result_string &amp; i &amp; " "
		
		i = i + 1
		
	Wend
	
	MsgBox( result_string )

End Sub



Sub base___loop___for_each___with_variant

	' REF : https://wiki.documentfoundation.org/Documentation/BASIC_Guide - For Each 항목에서 가져왔다.
	
	Dim result_string as String : result_string = "for_each ??" &amp; Chr( 10 ) &amp; Chr( 10 )
	
	
	Const a1 = 1
	Const a2 = 2
	Const a3 = 3
	
	'
	' Variant
	'
	Dim a( a1, a2, a3 )
	
	
	'
	' 24 Loop
	'
	' 0 ~ 1 : 2
	' 0 ~ 2 : 3
	' 0 ~ 3 : 4
	'
	' 2 * 3 * 4 = 24
	' 맞냐? 이거?
	'
	Dim i as Integer : i = 0
	Dim e
	For Each e in a()
	
		i = i + 1
		
	Next e
	
	
	result_string = result_string &amp; " Loop : " &amp; i
	MsgBox( result_string )

End Sub



Sub base___loop___do_while_loop

	Dim result_string as String : result_string = "do_while_loop" &amp; Chr( 10 ) &amp; Chr( 10 )
	
	
	Dim i as Integer
	Dim j as Integer : j = 10
	
	
	'
	' 조건을 만족 하면 돌아간다.
	'
	Do While i &lt;= j
	
		result_string = result_string &amp; i &amp; " "
		
		i = i + 1
		
	Loop
	
	MsgBox( result_string )

End Sub
Sub base___loop___do_loop_while

	Dim result_string as String : result_string = "do_loop_while" &amp; Chr( 10 ) &amp; Chr( 10 )
	
	
	Dim i as Integer
	Dim j as Integer : j = 10
	
	
	'
	' 조건을 만족 하면 돌아간다.
	'
	Do
	
		result_string = result_string &amp; i &amp; " "
		
		i = i + 1
		
	Loop While i &lt;= j
	
	MsgBox( result_string )

End Sub



Sub base___loop___do_until_loop

	Dim result_string as String : result_string = "do_until_loop" &amp; Chr( 10 ) &amp; Chr( 10 )
	
	
	Dim i as Integer
	Dim j as Integer : j = 10
	
	
	'
	' 조건을 만족 할 때 까지 돌아간다.
	'
	Do Until i &gt; j
	
		result_string = result_string &amp; i &amp; " "
		
		i = i + 1
		
	Loop
	
	MsgBox( result_string )

End Sub
Sub base___loop___do_loop_until

	Dim result_string as String : result_string = "do_loop_until" &amp; Chr( 10 ) &amp; Chr( 10 )
	
	
	Dim i as Integer
	Dim j as Integer : j = 10
	
	
	'
	' 조건을 만족 할 때 까지 돌아간다.
	'
	Do
	
		result_string = result_string &amp; i &amp; " "
		
		i = i + 1
		
	Loop Until i &gt; j
	
	MsgBox( result_string )

End Sub



Sub base___loop___for_each

	Dim result_string as String : result_string = "for_each" &amp; Chr( 10 ) &amp; Chr( 10 )
	
	
	'
	' 기본
	'
	Dim a( 2 ) as Integer
	a( 0 ) = 100
	a( 1 ) = 20
	a( 2 ) = 3
	
	
	Dim i as Integer
	For Each i in a
	
		result_string = result_string &amp; i &amp; " "
		
	Next i
	
	
	MsgBox( result_string )

End Sub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result_string as String
	
	
	'
	'
	'
	Dim document as Object
	document = ThisComponent
	
	
	'
	' Sheets
	'
	Dim sheets as Object
	sheets = document.Sheets
	
	
	'
	' Sheet Count
	'
	Dim cnt as Integer : cnt = sheets.Count - 1
	
	
	'
	' Index 로 Sheet 가져오기
	'
	Dim i as Integer
	For i = 0 to cnt
		result_string = result_string &amp; i &amp; " : " &amp; sheets( i ).Name &amp; Chr( 10 )
	Next i
	
	
	
	result_string = document.Title &amp; Chr( 10 ) &amp; Chr( 10 ) &amp; result_string
	MsgBox( result_string )

End Sub



Sub document___sheets___row_and_column
	
	'
	' ThisComponent 는 현재 문서를 가리킨다.
	'
	Dim document as Object
	document = ThisComponent
	
	
	'
	' Get Sheet
	'
	Dim sheets as Object
	sheets = document.Sheets
	
	Dim sheet as Object
	sheet = sheets.getByName( "row_and_column" )
	
	
	'
	' Long 을 써야 한다.
	'
	Dim end_x as Long
	Dim end_y as Long
	end_x = sheet.Columns.Count
	end_y = sheet.Rows.Count
	
		
	MsgBox( "End : " &amp; end_x &amp; " : " &amp; end_y )

End Sub



Sub document___sheets___active_row_and_column
	
	'
	' ThisComponent 는 현재 문서를 가리킨다.
	'
	Dim document as Object
	document = ThisComponent
	
	
	'
	' Get Sheet
	'
	Dim sheets as Object
	sheets = document.Sheets
	
	Dim sheet as Object
	sheet = sheets.getByName( "row_and_column" )
	
	
	
	'
	' Active X
	'
	Dim cur_x as Long
	Dim end_x as Long : end_x = sheet.Columns.Count - 1
	
	For cur_x = 0 to end_x
		If sheet.getCellByPosition( cur_x, 0 ).String = "" Then
			cur_x = cur_x - 1
			Exit For
		EndIf
	Next cur_x
	
	
	
	'
	' Active Y
	'
	Dim cur_y as Long
	Dim end_y as Long : end_y = sheet.Rows.Count - 1
	
	For cur_y = 0 to end_y
		If sheet.getCellByPosition( 0, cur_y ).String = "" Then
			cur_y = cur_y - 1
			Exit For
		EndIf
	Next cur_y
	
		
	MsgBox( _
						"Data : " &amp; end_x &amp; " : " &amp; end_y _
		&amp; Chr( 10 ) _
		&amp; Chr( 10 ) &amp; 	"Active X : " &amp; "0" &amp; " ~ " &amp; cur_x _ 
		&amp; Chr( 10 ) &amp; 	"Active Y : " &amp; "0" &amp; " ~ " &amp; cur_y _
	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    
    
    '
    '
    '
    MsgBox( "Sorting : Pivot Field 0 and 1" )
    
    
    '
	' Rollback
	'
	sort_field(0).Field = 2
	sort_field(1).Field = 2
	sort_description(0).Value = sort_field()
	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REF : 유니코드 범위에 대한 이해 : https://jinios.github.io/study/2018/06/23/unicode_background_korean/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number

	Dim s as String : s = "0가a1ㄴ다7ㅏ9"
	Dim slen as Integer : slen = Len( s )
	
	Dim b() as Byte
	
	Dim result as String
	
	Dim i as Integer
	For i = 1 To slen
	
		b = Mid( s, i, 1 )
		
		result = result &amp; b &amp; Chr( 9 ) &amp; Chr( 9 ) &amp; IsNumber( b ) &amp; Chr( 10 )
		
	Next i
	
	MsgBox( result )
	
End Function
Function IsNumber( b() as Byte )


	'
	' Multibyte Check
	'
	If b( 1 ) &lt;&gt; 0 Then
		IsNumber = False
	Else
		
		'
		' 유니코드 범위 체크 : 숫자 : 0030 ~ 0039
		'
		IsNumber = ( b( 0 ) &gt;= &amp;H30 And b( 0 ) &lt;= &amp;H39 )
		
	End If


End Function




Function research___multibyte___check_english

	Dim s as String : s = "0가a1zㄴb다7AㅏZ9"
	Dim slen as Integer : slen = Len( s )
	
	Dim b() as Byte
	
	Dim result as String
	
	Dim i as Integer
	For i = 1 To slen
	
		b = Mid( s, i, 1 )
		
		result = result &amp; b &amp; Chr( 9 ) &amp; Chr( 9 ) &amp; IsEnglish( b ) &amp; Chr( 10 )
		
	Next i
	
	MsgBox( result )
	
End Function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  <library:element library:name="base___loop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